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family-generic="swiss" style:font-pitch="fixed"/>
    <style:font-face style:name="Liberation Sans2" svg:font-family="'Liberation Sans'" style:font-family-generic="swiss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Courier 10 Pitch1"/>
    </style:style>
    <style:style style:name="P2" style:family="paragraph">
      <style:text-properties fo:font-size="20pt"/>
    </style:style>
    <style:style style:name="P3" style:family="paragraph">
      <style:text-properties style:font-name="Courier 10 Pitch1" fo:font-size="18pt" style:font-size-asian="18pt" style:font-size-complex="18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style:font-name="Courier 10 Pitch1" fo:font-size="28pt" style:font-size-asian="28pt" style:font-size-complex="28pt"/>
    </style:style>
    <style:style style:name="P6" style:family="paragraph">
      <style:text-properties style:font-name="Courier 10 Pitch1" fo:font-size="22pt" style:font-size-asian="22pt" style:font-size-complex="22pt"/>
    </style:style>
    <style:style style:name="P7" style:family="paragraph">
      <style:text-properties style:font-name="Courier 10 Pitch1" fo:font-size="20pt" style:font-size-asian="20pt" style:font-size-complex="20pt"/>
    </style:style>
    <style:style style:name="T1" style:family="text">
      <style:text-properties style:font-name="Courier 10 Pitch1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Courier 10 Pitch1" fo:font-size="22pt" style:font-size-asian="22pt" style:font-size-complex="22pt"/>
    </style:style>
    <style:style style:name="T6" style:family="text">
      <style:text-properties style:font-name="Liberation Sans3" fo:font-size="28pt" style:font-size-asian="28pt" style:font-size-complex="28pt"/>
    </style:style>
    <style:style style:name="T7" style:family="text">
      <style:text-properties style:font-name="Courier 10 Pitch1" fo:font-size="18pt" style:font-size-asian="18pt" style:font-size-complex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Courier 10 Pitch1" fo:font-size="28pt" style:font-size-asian="28pt" style:font-size-complex="28pt"/>
    </style:style>
    <style:style style:name="T10" style:family="text">
      <style:text-properties style:font-name="Courier 10 Pitch1" fo:font-size="26pt" style:font-size-asian="26pt" style:font-size-complex="26pt"/>
    </style:style>
    <style:style style:name="T11" style:family="text">
      <style:text-properties style:font-name="Courier 10 Pitch1" fo:font-size="16pt" style:font-size-asian="16pt" style:font-size-complex="16pt"/>
    </style:style>
    <style:style style:name="T12" style:family="text">
      <style:text-properties style:font-name="Courier 10 Pitch1" fo:font-size="20pt" style:font-size-asian="20pt" style:font-size-complex="20pt"/>
    </style:style>
    <style:style style:name="T13" style:family="text">
      <style:text-properties style:font-name="Arial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Functional Functions:</text:p>
            <text:p><text:span text:style-name="T1">map</text:span>, <text:span text:style-name="T1">grep</text:span>, and <text:span text:style-name="T1">s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A photographer's trick:</text:p>
            <text:p/>
            <text:p><text:span text:style-name="T2">If the scenery in front of you isn't appealing, turn around and see what's behind yo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ur Go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ine three of Perl's “Functional” functions</text:p>
                <text:list>
                  <text:list-item>
                    <text:p>“<text:span text:style-name="T3">Functional</text:span><text:span text:style-name="T4">”</text:span> as a programming paradigm,</text:p>
                    <text:p>not as the antonym for “<text:span text:style-name="T3">disfunctional</text:span>”.</text:p>
                  </text:list-item>
                  <text:list-item>
                    <text:p>map – An inverted foreach loop.</text:p>
                  </text:list-item>
                  <text:list-item>
                    <text:p>grep – A filtering loop.</text:p>
                  </text:list-item>
                  <text:list-item>
                    <text:p>sort <text:s/>– (figure it o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 Materi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erldoc -f map</text:p>
                <text:p/>
              </text:list-item>
              <text:list-item>
                <text:p>perldoc -f grep</text:p>
                <text:p/>
              </text:list-item>
              <text:list-item>
                <text:p>perldoc -f s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p: Inverted foreach / push loop.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my @array;</text:span></text:p>
                <text:p><text:span text:style-name="T1">foreach( 1 .. 10 ) {</text:span></text:p>
                <text:p><text:span text:style-name="T1"><text:s text:c="2"/></text:span><text:span text:style-name="T1">push @array, $_ * 10;</text:span></text:p>
                <text:p><text:span text:style-name="T1">}</text:span></text:p>
                <text:p><text:span text:style-name="T1">print “@array\n”; 10 20 30 40 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 map to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form one list into another list by acting upon each element.</text:p>
                <text:p/>
                <text:p><text:span text:style-name="T5">@transformed = map { transformer($_) } @original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Map: Inverted foreach loop.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6">Foreach</text:span></text:p>
                <text:p><text:span text:style-name="T7">my @array;</text:span></text:p>
                <text:p><text:span text:style-name="T7">foreach( 1 .. 10 ) {</text:span></text:p>
                <text:p><text:span text:style-name="T7"><text:s text:c="2"/></text:span><text:span text:style-name="T7">push @array, $_ * 10;</text:span></text:p>
                <text:p><text:span text:style-name="T7">}</text:span></text:p>
                <text:p><text:span text:style-name="T7"/></text:p>
                <text:p><text:span text:style-name="T7">print “@array\n”; # 10 20 ...</text:span></text:p>
              </text:list-item>
            </text:list>
          </draw:text-box>
        </draw:frame>
        <draw:frame presentation:style-name="pr4" draw:text-style-name="P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8">Map</text:span></text:p>
                <text:p><text:span text:style-name="T7">my @array </text:span></text:p>
                <text:p><text:span text:style-name="T7"><text:s text:c="2"/></text:span><text:span text:style-name="T7">= map { $_ * 10 } 1 .. 10;</text:span></text:p>
                <text:p><text:span text:style-name="T7"/></text:p>
                <text:p><text:span text:style-name="T7"/></text:p>
                <text:p><text:span text:style-name="T7">print “@array\n”; # 10 20 ...</text:span><text:span text:style-name="T8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Grep: Filter wanted element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my @array;</text:span></text:p>
                <text:p><text:span text:style-name="T9"/></text:p>
                <text:p><text:span text:style-name="T9">foreach ( 1 .. 10 ) {</text:span></text:p>
                <text:p><text:span text:style-name="T9"><text:s text:c="2"/></text:span><text:span text:style-name="T9">push @array, $_ if 0 == $_ % 2;</text:span></text:p>
                <text:p><text:span text:style-name="T9">}</text:span></text:p>
                <text:p><text:span text:style-name="T9"/></text:p>
                <text:p><text:span text:style-name="T9">print “@array\n”; # 2 4 6 ..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 grep to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te a new list containing elements from old list that met a filter criteria.</text:p>
                <text:p/>
                <text:p><text:span text:style-name="T5">@wanted = map { filter($_) } @original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Grep: Filter wanted elements</text:p>
          </draw:text-box>
        </draw:frame>
        <draw:frame presentation:style-name="pr4" draw:text-style-name="P5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6">Foreach</text:span></text:p>
                <text:p><text:span text:style-name="T7">my @array;</text:span></text:p>
                <text:p><text:span text:style-name="T7">foreach ( 1 .. 10 ) {</text:span></text:p>
                <text:p><text:span text:style-name="T7"><text:s text:c="2"/></text:span><text:span text:style-name="T7">push @array, $_ if 0 == $_ % 2;</text:span></text:p>
                <text:p><text:span text:style-name="T7">}</text:span></text:p>
                <text:p><text:span text:style-name="T7"/></text:p>
                <text:p><text:span text:style-name="T7">print “@array\n” # 2 4 6 ...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8">Grep</text:span></text:p>
                <text:p><text:span text:style-name="T7"/></text:p>
                <text:p><text:span text:style-name="T7">my @wanted = </text:span></text:p>
                <text:p><text:span text:style-name="T7"><text:s text:c="2"/></text:span><text:span text:style-name="T7">grep { 0 == $_%2 } 1 .. 10;</text:span></text:p>
                <text:p><text:span text:style-name="T7"/></text:p>
                <text:p><text:span text:style-name="T7">print “@wanted\n”; # 2 4 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p and Grep use <text:span text:style-name="T1">$_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$_</text:span> aliases each element in the RHS list, one at a ti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rt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my @names = qw( Shannon Dan Dave );</text:span></text:p>
                <text:p><text:span text:style-name="T5">my @numbers = ( 42, 18, 100, 3.14 );</text:span></text:p>
                <text:p><text:span text:style-name="T5"/></text:p>
                <text:p><text:span text:style-name="T5">my @sorted = sort @names; # ASCII sort.</text:span></text:p>
                <text:p><text:span text:style-name="T5"/></text:p>
                <text:p><text:span text:style-name="T5">my @sorted = sort { $a cmp $b } @names; # ASCII</text:span></text:p>
                <text:p><text:span text:style-name="T5"/></text:p>
                <text:p><text:span text:style-name="T5">my @sorted = sort { $a &lt;=&gt; $b } @numbers; #numeric</text:span>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e sort to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te a new list sorted based on a criteria:</text:p>
                <text:p/>
                <text:p><text:span text:style-name="T1">@sorted = sort {</text:span> BLOCK <text:span text:style-name="T1">} @unsorted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rt uses <text:span text:style-name="T1">$a</text:span> and <text:span text:style-name="T1">$b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ide BLOCK, $a and $b alias two values being compared.</text:p>
                <text:p/>
              </text:list-item>
              <text:list-item>
                <text:p>Comparison must return -1, 0, or 1 for &lt;, ==, or &gt;.</text:p>
                <text:p/>
              </text:list-item>
              <text:list-item>
                <text:p><text:span text:style-name="T1">print 1 &lt;=&gt; 2, “\n”; # -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rt Descend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<text:span text:style-name="T10">my @sorted = sort { $b &lt;=&gt; $a } @unsorted;</text:span></text:p>
                <text:p><text:span text:style-name="T10"/></text:p>
                <text:p><text:span text:style-name="T10">my @sorted = sort { $b cmp $a } @unsorted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rt case-insensitively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/></text:p>
                <text:p><text:span text:style-name="T5">my @sorted = sort { lc($a) cmp lc($b) } @unsorted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f our sort “comparator” is expensiv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rt may look at any given element several times. <text:s/>So this can be slow:</text:p>
                <text:p/>
                <text:p><text:span text:style-name="T11">my @sorted = sort { transform($a) &lt;=&gt; transform($b) } @unsorted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Decorate, Sort, Undecorate idiom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“decorate” is to perform a calculation on some data, and associate the result with the data.</text:p>
              </text:list-item>
              <text:list-item>
                <text:p>To undecorate is to strip away that associated calculation's resul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ding decoration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7">my @decorated = map { [ $_, transform($_) ] } @undecorated;</text:span></text:p>
                <text:p text:style-name="P3"><text:span text:style-name="T7"/></text:p>
                <text:p text:style-name="P3"><text:span text:style-name="T7">@decorated = (</text:span></text:p>
                <text:p text:style-name="P3"><text:span text:style-name="T7"><text:s text:c="2"/></text:span><text:span text:style-name="T7">[ original1, transformed1 ],</text:span></text:p>
                <text:p text:style-name="P3"><text:span text:style-name="T7"><text:s text:c="2"/></text:span><text:span text:style-name="T7">[ original2, transformed2 ],</text:span></text:p>
                <text:p text:style-name="P3"><text:span text:style-name="T7"><text:s text:c="2"/></text:span><text:span text:style-name="T7">[ original3, transformed3 ],</text:span></text:p>
                <text:p text:style-name="P3"><text:span text:style-name="T7">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moving decoration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7">my @undecorated = map { $_-&gt;[0] } @decorated;</text:span></text:p>
                <text:p text:style-name="P3"><text:span text:style-name="T7"/></text:p>
                <text:p text:style-name="P3"><text:span text:style-name="T7">@undecorated = (</text:span></text:p>
                <text:p text:style-name="P3"><text:span text:style-name="T7"><text:s text:c="2"/></text:span><text:span text:style-name="T7">original1,</text:span></text:p>
                <text:p text:style-name="P3"><text:span text:style-name="T7"><text:s text:c="2"/></text:span><text:span text:style-name="T7">original2,</text:span></text:p>
                <text:p text:style-name="P3"><text:span text:style-name="T7"><text:s text:c="2"/></text:span><text:span text:style-name="T7">original3,</text:span></text:p>
                <text:p text:style-name="P3"><text:span text:style-name="T7">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Schwartzian Transfo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ssume “transform()” is an expensive calculation.</text:p>
                <text:p/>
                <text:p><text:span text:style-name="T12">my @sorted = map { $_-&gt;[0] }</text:span></text:p>
                <text:p><text:span text:style-name="T12"><text:s text:c="13"/></text:span><text:span text:style-name="T12">sort { $a-&gt;[1] cmp $b-&gt;[1] }</text:span></text:p>
                <text:p><text:span text:style-name="T12"><text:s text:c="13"/></text:span><text:span text:style-name="T12">map { [ $_, transform($_) ] }</text:span></text:p>
                <text:p><text:span text:style-name="T12"><text:s text:c="13"/></text:span><text:span text:style-name="T12">@unsorted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ther functional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::Util</text:p>
                <text:list>
                  <text:list-header>
                    <text:p><text:span text:style-name="T1">my $yes <text:s text:c="2"/>= any <text:s text:c="3"/>{ $_ == 10 } @list;</text:span></text:p>
                    <text:p><text:span text:style-name="T1">my $yes <text:s text:c="2"/>= all <text:s text:c="3"/>{ $_ == 10 } @list;</text:span></text:p>
                    <text:p><text:span text:style-name="T1">my $yes <text:s text:c="2"/>= none <text:s text:c="2"/>{ $_ == 10 } @list;</text:span></text:p>
                    <text:p><text:span text:style-name="T1">my $first = first <text:s/>{ $_ == 10 } @list;</text:span></text:p>
                    <text:p><text:span text:style-name="T1">my $sum <text:s text:c="2"/>= reduce { $a += $b } @lis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y subroutine can be referenced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7">sub add { return shift() + shift() };</text:span></text:p>
                <text:p text:style-name="P3"><text:span text:style-name="T7">my $subref = \&amp;add;</text:span></text:p>
                <text:p text:style-name="P3"><text:span text:style-name="T7">$subref-&gt;(1,1); #2</text:span></text:p>
                <text:p text:style-name="P3"><text:span text:style-name="T7"/></text:p>
                <text:p text:style-name="P3"><text:span text:style-name="T7">my $mult = sub { return shift() * shift() };</text:span></text:p>
                <text:p text:style-name="P3"><text:span text:style-name="T7">$mult-&gt;(2,2); #4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brefs allow us to decide behavior dynamically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header>
                <text:p text:style-name="P7"><text:span text:style-name="T12"/></text:p>
                <text:p text:style-name="P7"><text:span text:style-name="T12">sub operate {</text:span></text:p>
                <text:p text:style-name="P7"><text:span text:style-name="T12"><text:s text:c="2"/></text:span><text:span text:style-name="T12">my( $operator, @operands ) = @_;</text:span></text:p>
                <text:p text:style-name="P7"><text:span text:style-name="T12"><text:s text:c="2"/></text:span><text:span text:style-name="T12">return $operator-&gt;(@operands);</text:span></text:p>
                <text:p text:style-name="P7"><text:span text:style-name="T12">}</text:span></text:p>
                <text:p text:style-name="P7"><text:span text:style-name="T12"/></text:p>
                <text:p text:style-name="P7"><text:span text:style-name="T12">operate( \&amp;add, 2, 3 ); # 5</text:span></text:p>
                <text:p text:style-name="P7"><text:span text:style-name="T12"/></text:p>
              </text:list-header>
              <text:list-item>
                <text:p text:style-name="P7"><text:span text:style-name="T13">This will be highly useful later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map</text:span> generates a new list by transforming the old list.</text:p>
              </text:list-item>
              <text:list-item>
                <text:p><text:span text:style-name="T1">grep</text:span> generates a new list by filtering wanted from old list.</text:p>
              </text:list-item>
              <text:list-item>
                <text:p><text:span text:style-name="T1">sort</text:span> sorts a list based on comparator BLOCK</text:p>
              </text:list-item>
              <text:list-item>
                <text:p>Decorate/Sort/Undecorate </text:p>
                <text:list>
                  <text:list-item>
                    <text:p>(Schwartzian Transform)</text:p>
                  </text:list-item>
                </text:list>
              </text:list-item>
              <text:list-item>
                <text:p><text:span text:style-name="T1">List::Util</text:span> offers many other helpers.</text:p>
              </text:list-item>
              <text:list-item>
                <text:p>References to Subroutines for pluggable behavio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 Materi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ldoc -f map</text:p>
              </text:list-item>
              <text:list-item>
                <text:p>perldoc -f grep</text:p>
              </text:list-item>
              <text:list-item>
                <text:p>perldoc -f sort</text:p>
              </text:list-item>
              <text:list-item>
                <text:p>perldoc List::Ut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family-generic="swiss" style:font-pitch="fixed"/>
    <style:font-face style:name="Liberation Sans2" svg:font-family="'Liberation Sans'" style:font-family-generic="swiss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16:01:51.970255826</meta:creation-date>
    <dc:date>2014-07-09T14:30:41.524206990</dc:date>
    <meta:editing-duration>PT7M51S</meta:editing-duration>
    <meta:editing-cycles>2</meta:editing-cycles>
    <meta:generator>LibreOffice/4.2.4.2$Linux_X86_64 LibreOffice_project/420m0$Build-2</meta:generator>
    <meta:document-statistic meta:object-count="125"/>
  </office:meta>
</office:document-meta>
</file>